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opacity="0%" draw:textarea-vertical-align="middle" draw:shadow-opacity="0%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-0.02cm" draw:shadow-offset-y="-0.02cm" draw:shadow-color="#dddddd"/>
    </style:style>
    <style:style style:name="gr4" style:family="graphic" style:parent-style-name="standard">
      <style:graphic-properties draw:stroke="none" svg:stroke-color="#000000" draw:fill="solid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37cm"/>
    </style:style>
    <style:style style:name="gr9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57cm" fo:min-width="5.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451cm"/>
    </style:style>
    <style:style style:name="gr16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000000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637cm"/>
    </style:style>
    <style:style style:name="gr23" style:family="graphic" style:parent-style-name="standard">
      <style:graphic-properties svg:stroke-color="#000000" draw:textarea-vertical-align="middle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1.865cm"/>
    </style:style>
    <style:style style:name="gr26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000000" draw:fill="solid" draw:fill-color="#ff99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2.2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1.04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0.849cm"/>
    </style:style>
    <style:style style:name="gr34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3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37" style:family="graphic" style:parent-style-name="standard">
      <style:graphic-properties svg:stroke-color="#000000" draw:fill="solid" draw:fill-color="#ff99ff" draw:textarea-horizontal-align="justify" draw:textarea-vertical-align="middle" draw:auto-grow-height="false"/>
    </style:style>
    <style:style style:name="gr38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39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8pt" style:font-size-asian="8pt" style:font-size-complex="8pt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family="Courier" style:font-family-generic="modern" style:font-pitch="fixed" fo:font-size="8pt" style:font-size-asian="8pt" style:font-size-complex="8pt"/>
    </style:style>
    <style:style style:name="T1" style:family="text">
      <style:text-properties fo:font-family="Courier" style:font-family-generic="modern" style:font-pitch="fixed" fo:font-size="8pt" style:font-size-asian="8pt" style:font-size-complex="8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cm" svg:height="10.2cm" svg:x="-0.045cm" svg:y="0.845cm">
          <text:p/>
        </draw:rect>
        <draw:custom-shape draw:style-name="gr2" draw:text-style-name="P1" draw:layer="layout" svg:width="9.998cm" svg:height="12.8cm" svg:x="10.602cm" svg:y="13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0cm" svg:height="12.8cm" svg:x="0.2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cm" svg:height="9.3cm" svg:x="16.5cm" svg:y="1.6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801cm" svg:height="9.3cm" svg:x="11.344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8cm" svg:height="9.3cm" svg:x="0.1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2.199cm" svg:height="1.6cm" svg:x="0.562cm" svg:y="5.6cm">
          <text:p text:style-name="P1"><text:span text:style-name="T1">contiguou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3.962cm" svg:y1="2.701cm" svg:x2="1.662cm" svg:y2="5.6cm" draw:start-shape="id1" draw:start-glue-point="5" draw:end-shape="id2" draw:end-glue-point="4" svg:d="M3962 2701h-2300v2899">
          <text:p/>
        </draw:connector>
        <draw:custom-shape draw:style-name="gr5" draw:text-style-name="P2" xml:id="id3" draw:id="id3" draw:layer="layout" svg:width="2.9cm" svg:height="0.6cm" svg:x="0.2cm" svg:y="8.6cm">
          <text:p text:style-name="P1"><text:span text:style-name="T1">ADIO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.662cm" svg:y1="7.2cm" svg:x2="1.65cm" svg:y2="8.6cm" draw:start-shape="id2" draw:start-glue-point="6" draw:end-shape="id3" draw:end-glue-point="4" svg:d="M1662 7200l-12 1400">
          <text:p/>
        </draw:connector>
        <draw:custom-shape draw:style-name="gr5" draw:text-style-name="P2" xml:id="id4" draw:id="id4" draw:layer="layout" svg:width="3.1cm" svg:height="0.6cm" svg:x="3.2cm" svg:y="8.601cm">
          <text:p text:style-name="P1"><text:span text:style-name="T1">ADIO_WriteStri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2.761cm" svg:y1="6.4cm" svg:x2="4.75cm" svg:y2="8.601cm" draw:start-shape="id2" draw:start-glue-point="7" draw:end-shape="id4" draw:end-glue-point="4" svg:d="M2761 6400h1989v2201">
          <text:p/>
        </draw:connector>
        <draw:frame draw:style-name="gr7" draw:text-style-name="P3" draw:layer="layout" svg:width="0.925cm" svg:height="0.607cm" svg:x="2.461cm" svg:y="2.2cm">
          <draw:text-box>
            <text:p><text:span text:style-name="T2">No</text:span></text:p>
          </draw:text-box>
        </draw:frame>
        <draw:custom-shape draw:style-name="gr5" draw:text-style-name="P2" xml:id="id1" draw:id="id1" draw:layer="layout" svg:width="2.199cm" svg:height="1.6cm" svg:x="3.962cm" svg:y="1.901cm">
          <text:p text:style-name="P1"><text:span text:style-name="T1">interlea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3" draw:layer="layout" svg:width="0.925cm" svg:height="0.607cm" svg:x="2.762cm" svg:y="5.901cm">
          <draw:text-box>
            <text:p><text:span text:style-name="T2">No</text:span></text:p>
          </draw:text-box>
        </draw:frame>
        <draw:frame draw:style-name="gr8" draw:text-style-name="P3" draw:layer="layout" svg:width="1.137cm" svg:height="0.607cm" svg:x="1.462cm" svg:y="7.301cm">
          <draw:text-box>
            <text:p><text:span text:style-name="T2">Yes</text:span></text:p>
          </draw:text-box>
        </draw:frame>
        <draw:custom-shape draw:style-name="gr5" draw:text-style-name="P2" xml:id="id5" draw:id="id5" draw:layer="layout" svg:width="4.1cm" svg:height="0.6cm" svg:x="6.654cm" svg:y="3.602cm">
          <text:p text:style-name="P1"><text:span text:style-name="T1">ADIOI_Calc_file_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4.1cm" svg:height="0.6cm" svg:x="6.654cm" svg:y="5.2cm">
          <text:p text:style-name="P1"><text:span text:style-name="T1">ADIOI_Calc_my_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" draw:id="id7" draw:layer="layout" svg:width="4.1cm" svg:height="0.6cm" svg:x="6.656cm" svg:y="6.804cm">
          <text:p text:style-name="P1"><text:span text:style-name="T1">ADIOI_Calc_others_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12" draw:id="id12" draw:layer="layout" svg:width="4.1cm" svg:height="0.6cm" svg:x="6.654cm" svg:y="8.605cm">
          <text:p text:style-name="P1"><text:span text:style-name="T1">MPI_Allredu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3" draw:layer="layout" svg:width="1.137cm" svg:height="0.607cm" svg:x="6.663cm" svg:y="2.202cm">
          <draw:text-box>
            <text:p><text:span text:style-name="T2">Yes</text:span></text:p>
          </draw:text-box>
        </draw:frame>
        <draw:connector draw:style-name="gr6" draw:text-style-name="P1" draw:layer="layout" svg:x1="6.161cm" svg:y1="2.701cm" svg:x2="8.704cm" svg:y2="3.602cm" draw:start-shape="id1" draw:start-glue-point="7" draw:end-shape="id5" draw:end-glue-point="4" svg:d="M6161 2701h2543v901">
          <text:p/>
        </draw:connector>
        <draw:connector draw:style-name="gr6" draw:text-style-name="P1" draw:layer="layout" draw:type="line" svg:x1="8.704cm" svg:y1="4.202cm" svg:x2="8.704cm" svg:y2="5.2cm" draw:start-shape="id5" draw:start-glue-point="6" draw:end-shape="id6" draw:end-glue-point="4" svg:d="M8704 4202v998">
          <text:p/>
        </draw:connector>
        <draw:connector draw:style-name="gr6" draw:text-style-name="P1" draw:layer="layout" draw:type="line" svg:x1="8.704cm" svg:y1="5.8cm" svg:x2="8.706cm" svg:y2="6.804cm" draw:start-shape="id6" draw:start-glue-point="6" draw:end-shape="id7" draw:end-glue-point="4" svg:d="M8704 5800l2 1004">
          <text:p/>
        </draw:connector>
        <draw:custom-shape draw:style-name="gr5" draw:text-style-name="P2" xml:id="id8" draw:id="id8" draw:layer="layout" svg:width="4.6cm" svg:height="0.894cm" svg:x="11.444cm" svg:y="3.606cm">
          <text:p text:style-name="P1"><text:span text:style-name="T1">ntimes=(end_loc–st_loc+</text:span></text:p>
          <text:p text:style-name="P1"><text:span text:style-name="T1">coll_bufsize)/coll_bufs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9" draw:id="id9" draw:layer="layout" svg:width="1.401cm" svg:height="0.6cm" svg:x="13.044cm" svg:y="5.2cm">
          <text:p text:style-name="P1"><text:span text:style-name="T1">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744cm" svg:y1="4.5cm" svg:x2="13.744cm" svg:y2="5.2cm" draw:start-shape="id8" draw:start-glue-point="6" draw:end-shape="id9" draw:end-glue-point="0" svg:d="M13744 4500v700">
          <text:p/>
        </draw:connector>
        <draw:custom-shape draw:style-name="gr5" draw:text-style-name="P2" xml:id="id10" draw:id="id10" draw:layer="layout" svg:width="2.199cm" svg:height="0.998cm" svg:x="12.645cm" svg:y="6.602cm">
          <text:p text:style-name="P1"><text:span text:style-name="T1">m &lt; ntim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13.745cm" svg:y1="5.8cm" svg:x2="13.745cm" svg:y2="6.602cm" draw:start-shape="id9" draw:start-glue-point="6" draw:end-shape="id10" draw:end-glue-point="4" svg:d="M13745 5800v802">
          <text:p/>
        </draw:connector>
        <draw:frame draw:style-name="gr7" draw:text-style-name="P3" draw:layer="layout" svg:width="0.925cm" svg:height="0.607cm" svg:x="11.719cm" svg:y="6.6cm">
          <draw:text-box>
            <text:p><text:span text:style-name="T2">No</text:span></text:p>
          </draw:text-box>
        </draw:frame>
        <draw:g xml:id="id11" draw:id="id11">
          <draw:custom-shape draw:style-name="gr10" draw:text-style-name="P1" draw:layer="layout" svg:width="0.599cm" svg:height="0.601cm" svg:x="4.45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99cm" svg:height="0.601cm" svg:x="4.45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4cm" svg:height="0.4cm" svg:x="4.55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.65cm" svg:y1="9.2cm" svg:x2="4.451cm" svg:y2="10.4cm" draw:start-shape="id3" draw:start-glue-point="6" draw:end-shape="id11" draw:end-glue-point="3" svg:d="M1650 9200v1200h2801">
          <text:p/>
        </draw:connector>
        <draw:connector draw:style-name="gr6" draw:text-style-name="P1" draw:layer="layout" svg:x1="8.704cm" svg:y1="9.205cm" svg:x2="5.05cm" svg:y2="10.4cm" draw:start-shape="id12" draw:start-glue-point="6" draw:end-shape="id11" draw:end-glue-point="1" svg:d="M8704 9205v1195h-3654">
          <text:p/>
        </draw:connector>
        <draw:connector draw:style-name="gr6" draw:text-style-name="P1" draw:layer="layout" draw:type="line" svg:x1="4.75cm" svg:y1="9.201cm" svg:x2="4.75cm" svg:y2="10.1cm" draw:start-shape="id4" draw:start-glue-point="6" draw:end-shape="id11" svg:d="M4750 9201v899">
          <text:p/>
        </draw:connector>
        <draw:frame draw:style-name="gr13" draw:text-style-name="P4" draw:layer="layout" svg:width="6.01cm" svg:height="0.607cm" svg:x="2.447cm" svg:y="1.003cm">
          <draw:text-box>
            <text:p><text:span text:style-name="T3">ADIOI_GEN_WriteStridedColl</text:span></text:p>
          </draw:text-box>
        </draw:frame>
        <draw:frame draw:style-name="gr14" draw:text-style-name="P4" draw:layer="layout" svg:width="4.74cm" svg:height="0.607cm" svg:x="11.37cm" svg:y="1.003cm">
          <draw:text-box>
            <text:p><text:span text:style-name="T3">ADIOI_Exch_and_write</text:span></text:p>
          </draw:text-box>
        </draw:frame>
        <draw:custom-shape draw:style-name="gr9" draw:text-style-name="P2" xml:id="id13" draw:id="id13" draw:layer="layout" svg:width="2.901cm" svg:height="0.6cm" svg:x="17.144cm" svg:y="3.703cm">
          <text:p text:style-name="P1"><text:span text:style-name="T1">MPI_Allto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4" draw:id="id14" draw:layer="layout" svg:width="2.901cm" svg:height="0.6cm" svg:x="17.144cm" svg:y="5.604cm">
          <text:p text:style-name="P1"><text:span text:style-name="T1">MPI_Irec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5" draw:id="id15" draw:layer="layout" svg:width="2.901cm" svg:height="0.6cm" svg:x="17.144cm" svg:y="7.405cm">
          <text:p text:style-name="P1"><text:span text:style-name="T1">MPI_Is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16" draw:id="id16" draw:layer="layout" svg:width="2.901cm" svg:height="0.6cm" svg:x="17.144cm" svg:y="9.306cm">
          <text:p text:style-name="P1"><text:span text:style-name="T1">MPI_Wait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8.595cm" svg:y1="4.303cm" svg:x2="18.594cm" svg:y2="5.604cm" draw:start-shape="id13" draw:start-glue-point="6" draw:end-shape="id14" svg:d="M18595 4303l-1 1301">
          <text:p/>
        </draw:connector>
        <draw:connector draw:style-name="gr6" draw:text-style-name="P1" draw:layer="layout" draw:type="line" svg:x1="18.595cm" svg:y1="6.204cm" svg:x2="18.594cm" svg:y2="7.405cm" draw:start-shape="id14" draw:start-glue-point="6" draw:end-shape="id15" draw:end-glue-point="0" svg:d="M18595 6204l-1 1201">
          <text:p/>
        </draw:connector>
        <draw:connector draw:style-name="gr6" draw:text-style-name="P1" draw:layer="layout" draw:type="line" svg:x1="18.595cm" svg:y1="8.005cm" svg:x2="18.594cm" svg:y2="9.306cm" draw:start-shape="id15" draw:start-glue-point="6" draw:end-shape="id16" svg:d="M18595 8005l-1 1301">
          <text:p/>
        </draw:connector>
        <draw:frame draw:style-name="gr15" draw:text-style-name="P4" draw:layer="layout" svg:width="4.951cm" svg:height="0.607cm" svg:x="16.195cm" svg:y="1.003cm">
          <draw:text-box>
            <text:p><text:span text:style-name="T3">ADIOI_W_Exchange_data</text:span></text:p>
          </draw:text-box>
        </draw:frame>
        <draw:custom-shape draw:style-name="gr9" draw:text-style-name="P2" xml:id="id17" draw:id="id17" draw:layer="layout" svg:width="3.7cm" svg:height="0.6cm" svg:x="11.9cm" svg:y="9.307cm">
          <text:p text:style-name="P2"><text:span text:style-name="T1">ADIO_GEN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0.499cm" svg:height="0.501cm" svg:x="6.354cm" svg:y="3.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99cm" svg:height="0.501cm" svg:x="6.354cm" svg:y="4.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99cm" svg:height="0.501cm" svg:x="6.354cm" svg:y="6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99cm" svg:height="0.501cm" svg:x="6.354cm" svg:y="8.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99cm" svg:height="0.501cm" svg:x="11.044cm" svg:y="1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137cm" svg:height="0.607cm" svg:x="14.72cm" svg:y="6.601cm">
          <draw:text-box>
            <text:p><text:span text:style-name="T2">Yes</text:span></text:p>
          </draw:text-box>
        </draw:frame>
        <draw:connector draw:style-name="gr6" draw:text-style-name="P1" draw:layer="layout" draw:type="line" svg:x1="13.75cm" svg:y1="9.307cm" svg:x2="13.744cm" svg:y2="8.6cm" draw:start-shape="id17" draw:start-glue-point="4" draw:end-shape="id18" draw:end-glue-point="6" svg:d="M13750 9307l-6-707">
          <text:p/>
        </draw:connector>
        <draw:custom-shape draw:style-name="gr5" draw:text-style-name="P2" xml:id="id18" draw:id="id18" draw:layer="layout" svg:width="1.2cm" svg:height="0.392cm" svg:x="13.144cm" svg:y="8.208cm">
          <text:p text:style-name="P1"><text:span text:style-name="T1">m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744cm" svg:y1="8.208cm" svg:x2="13.745cm" svg:y2="7.6cm" draw:start-shape="id18" draw:start-glue-point="4" draw:end-shape="id10" draw:end-glue-point="6" svg:d="M13744 8208l1-608">
          <text:p/>
        </draw:connector>
        <draw:connector draw:style-name="gr6" draw:text-style-name="P1" draw:layer="layout" draw:line-skew="-0.106cm 4.945cm -0.405cm" svg:x1="8.706cm" svg:y1="7.404cm" svg:x2="13.744cm" svg:y2="3.606cm" draw:start-shape="id7" draw:start-glue-point="6" draw:end-shape="id8" draw:end-glue-point="4" svg:d="M8706 7404v396h2394v-5100h2644v906">
          <text:p/>
        </draw:connector>
        <draw:connector draw:style-name="gr6" draw:text-style-name="P1" draw:layer="layout" draw:line-skew="0.306cm -0.502cm" svg:x1="14.844cm" svg:y1="7.101cm" svg:x2="18.595cm" svg:y2="3.703cm" draw:start-shape="id10" draw:start-glue-point="7" draw:end-shape="id13" draw:end-glue-point="4" svg:d="M14844 7101h1456v-4401h2295v1003">
          <text:p/>
        </draw:connector>
        <draw:connector draw:style-name="gr6" draw:text-style-name="P1" draw:layer="layout" svg:x1="18.595cm" svg:y1="9.906cm" svg:x2="13.75cm" svg:y2="9.907cm" draw:start-shape="id16" draw:start-glue-point="6" draw:end-shape="id17" draw:end-glue-point="6" svg:d="M18595 9906v503h-4845v-502">
          <text:p/>
        </draw:connector>
        <draw:connector draw:style-name="gr17" draw:text-style-name="P1" xml:id="id19" draw:id="id19" draw:layer="layout" svg:x1="12.645cm" svg:y1="7.101cm" svg:x2="11.072cm" svg:y2="8.053cm" draw:start-shape="id10" draw:start-glue-point="5" svg:d="M12645 7101h-1037v952h-536">
          <text:p/>
        </draw:connector>
        <draw:connector draw:style-name="gr6" draw:text-style-name="P1" draw:layer="layout" svg:x1="11.072cm" svg:y1="8.053cm" svg:x2="8.704cm" svg:y2="8.605cm" draw:start-shape="id19" draw:start-glue-point="3" draw:end-shape="id12" draw:end-glue-point="4" svg:d="M11072 8053h-2368v552">
          <text:p/>
        </draw:connector>
        <draw:g>
          <draw:line draw:style-name="gr18" draw:text-style-name="P1" xml:id="id20" draw:id="id20" draw:layer="layout" svg:x1="6.361cm" svg:y1="3.1cm" svg:x2="6.361cm" svg:y2="1.9cm">
            <text:p/>
          </draw:line>
          <draw:connector draw:style-name="gr6" draw:text-style-name="P1" draw:layer="layout" draw:type="line" svg:x1="6.361cm" svg:y1="1.9cm" svg:x2="6.963cm" svg:y2="1.901cm" draw:start-shape="id20" draw:start-glue-point="0" svg:d="M6361 1900l602 1">
            <text:p/>
          </draw:connector>
        </draw:g>
        <draw:frame draw:style-name="gr19" draw:text-style-name="P5" draw:layer="layout" svg:width="2.7cm" svg:height="1.039cm" svg:x="6.844cm" svg:y="1.503cm">
          <draw:text-box>
            <text:p text:style-name="P1"><text:span text:style-name="T4">Collective I/O </text:span></text:p>
            <text:p text:style-name="P1"><text:span text:style-name="T4">branch</text:span></text:p>
          </draw:text-box>
        </draw:frame>
        <draw:frame draw:style-name="gr20" draw:text-style-name="P5" draw:layer="layout" svg:width="3.131cm" svg:height="1.039cm" svg:x="0.344cm" svg:y="1.504cm">
          <draw:text-box>
            <text:p text:style-name="P1"><text:span text:style-name="T4">Independent I/O </text:span></text:p>
            <text:p text:style-name="P1"><text:span text:style-name="T4">branch</text:span></text:p>
          </draw:text-box>
        </draw:frame>
        <draw:g>
          <draw:line draw:style-name="gr18" draw:text-style-name="P1" xml:id="id21" draw:id="id21" draw:layer="layout" svg:x1="3.761cm" svg:y1="3.051cm" svg:x2="3.761cm" svg:y2="1.851cm">
            <text:p/>
          </draw:line>
          <draw:connector draw:style-name="gr6" draw:text-style-name="P1" draw:layer="layout" draw:type="line" svg:x1="3.761cm" svg:y1="1.851cm" svg:x2="3.261cm" svg:y2="1.852cm" draw:start-shape="id21" draw:start-glue-point="0" svg:d="M3761 1851l-500 1">
            <text:p/>
          </draw:connector>
        </draw:g>
        <draw:custom-shape draw:style-name="gr5" draw:text-style-name="P2" xml:id="id23" draw:id="id23" draw:layer="layout" svg:width="2.299cm" svg:height="1.102cm" svg:x="3.954cm" svg:y="16.2cm">
          <text:p text:style-name="P1"><text:span text:style-name="T1">t &lt; simti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22" draw:id="id22" draw:layer="layout" svg:width="1.401cm" svg:height="0.6cm" svg:x="4.399cm" svg:y="15cm">
          <text:p text:style-name="P1"><text:span text:style-name="T1">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cm" svg:y1="15.6cm" svg:x2="5.104cm" svg:y2="16.2cm" draw:start-shape="id22" draw:start-glue-point="6" draw:end-shape="id23" draw:end-glue-point="4" svg:d="M5100 15600l4 600">
          <text:p/>
        </draw:connector>
        <draw:connector draw:style-name="gr6" draw:text-style-name="P1" draw:layer="layout" draw:type="line" svg:x1="5.104cm" svg:y1="17.302cm" svg:x2="5.105cm" svg:y2="17.902cm" draw:start-shape="id23" draw:start-glue-point="6" draw:end-shape="id24" draw:end-glue-point="4" svg:d="M5104 17302l1 600">
          <text:p/>
        </draw:connector>
        <draw:custom-shape draw:style-name="gr5" draw:text-style-name="P2" xml:id="id25" draw:id="id25" draw:layer="layout" svg:width="3.7cm" svg:height="0.6cm" svg:x="3.255cm" svg:y="19.101cm">
          <text:p text:style-name="P1"><text:span text:style-name="T1">MPI_Info_set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6" draw:id="id26" draw:layer="layout" svg:width="3.7cm" svg:height="0.6cm" svg:x="3.255cm" svg:y="20.302cm">
          <text:p text:style-name="P1"><text:span text:style-name="T1">MPI_File_open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19.701cm" svg:x2="5.105cm" svg:y2="20.302cm" draw:start-shape="id25" draw:start-glue-point="6" draw:end-shape="id26" draw:end-glue-point="4" svg:d="M5105 19701v601">
          <text:p/>
        </draw:connector>
        <draw:custom-shape draw:style-name="gr5" draw:text-style-name="P2" xml:id="id27" draw:id="id27" draw:layer="layout" svg:width="3.7cm" svg:height="0.6cm" svg:x="3.255cm" svg:y="21.503cm">
          <text:p text:style-name="P1"><text:span text:style-name="T1">MPI_File_set_view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20.902cm" svg:x2="5.105cm" svg:y2="21.503cm" draw:start-shape="id26" draw:start-glue-point="6" draw:end-shape="id27" svg:d="M5105 20902v601">
          <text:p/>
        </draw:connector>
        <draw:custom-shape draw:style-name="gr5" draw:text-style-name="P2" xml:id="id28" draw:id="id28" draw:layer="layout" svg:width="3.7cm" svg:height="0.6cm" svg:x="3.255cm" svg:y="22.704cm">
          <text:p text:style-name="P1"><text:span text:style-name="T1">MPI_File_write_all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22.103cm" svg:x2="5.105cm" svg:y2="22.704cm" draw:start-shape="id27" draw:start-glue-point="6" draw:end-shape="id28" draw:end-glue-point="0" svg:d="M5105 22103v601">
          <text:p/>
        </draw:connector>
        <draw:connector draw:style-name="gr6" draw:text-style-name="P1" draw:layer="layout" draw:type="line" svg:x1="5.105cm" svg:y1="23.304cm" svg:x2="5.105cm" svg:y2="23.903cm" draw:start-shape="id28" draw:start-glue-point="6" draw:end-shape="id29" draw:end-glue-point="4" svg:d="M5105 23304v599">
          <text:p/>
        </draw:connector>
        <draw:custom-shape draw:style-name="gr5" draw:text-style-name="P2" xml:id="id29" draw:id="id29" draw:layer="layout" svg:width="3.7cm" svg:height="0.6cm" svg:x="3.255cm" svg:y="23.903cm">
          <text:p text:style-name="P1"><text:span text:style-name="T1">MPI_File_close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30" draw:id="id30" draw:layer="layout" svg:width="1.401cm" svg:height="0.6cm" svg:x="4.409cm" svg:y="25.101cm">
          <text:p text:style-name="P1"><text:span text:style-name="T1">t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24.503cm" svg:x2="5.11cm" svg:y2="25.101cm" draw:start-shape="id29" draw:start-glue-point="6" draw:end-shape="id30" draw:end-glue-point="4" svg:d="M5105 24503l5 598">
          <text:p/>
        </draw:connector>
        <draw:connector draw:style-name="gr6" draw:text-style-name="P1" draw:layer="layout" draw:line-skew="-0.203cm 0.646cm" svg:x1="5.11cm" svg:y1="25.701cm" svg:x2="6.253cm" svg:y2="16.751cm" draw:start-shape="id30" draw:start-glue-point="6" draw:end-shape="id23" draw:end-glue-point="7" svg:d="M5110 25701v299h2290v-9249h-1147">
          <text:p/>
        </draw:connector>
        <draw:custom-shape draw:style-name="gr5" draw:text-style-name="P2" xml:id="id24" draw:id="id24" draw:layer="layout" svg:width="3.7cm" svg:height="0.6cm" svg:x="3.255cm" svg:y="17.902cm">
          <text:p text:style-name="P1"><text:span text:style-name="T1">compute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18.502cm" svg:x2="5.105cm" svg:y2="19.101cm" draw:start-shape="id24" draw:start-glue-point="6" draw:end-shape="id25" draw:end-glue-point="4" svg:d="M5105 18502v599">
          <text:p/>
        </draw:connector>
        <draw:g xml:id="id31" draw:id="id31">
          <draw:custom-shape draw:style-name="gr10" draw:text-style-name="P1" draw:layer="layout" svg:width="0.599cm" svg:height="0.601cm" svg:x="2.246cm" svg:y="16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99cm" svg:height="0.601cm" svg:x="2.246cm" svg:y="16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4cm" svg:height="0.4cm" svg:x="2.345cm" svg:y="16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draw:type="line" svg:x1="3.954cm" svg:y1="16.751cm" svg:x2="2.845cm" svg:y2="16.76cm" draw:start-shape="id23" draw:start-glue-point="5" draw:end-shape="id31" draw:end-glue-point="1" svg:d="M3954 16751l-1109 9">
          <text:p/>
        </draw:connector>
        <draw:frame draw:style-name="gr21" draw:text-style-name="P3" draw:layer="layout" svg:width="0.925cm" svg:height="0.636cm" svg:x="3.102cm" svg:y="16.202cm">
          <draw:text-box>
            <text:p><text:span text:style-name="T2">No</text:span></text:p>
          </draw:text-box>
        </draw:frame>
        <draw:frame draw:style-name="gr22" draw:text-style-name="P3" draw:layer="layout" svg:width="1.137cm" svg:height="0.635cm" svg:x="5.102cm" svg:y="17.202cm">
          <draw:text-box>
            <text:p><text:span text:style-name="T2">Yes</text:span></text:p>
          </draw:text-box>
        </draw:frame>
        <draw:custom-shape draw:style-name="gr5" draw:text-style-name="P1" xml:id="id32" draw:id="id32" draw:layer="layout" svg:width="1.8cm" svg:height="0.6cm" svg:x="4.2cm" svg:y="13.8cm">
          <text:p text:style-name="P1"><text:span text:style-name="T1">be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4.4cm" svg:x2="5.099cm" svg:y2="15cm" draw:start-shape="id32" draw:start-glue-point="2" draw:end-shape="id22" draw:end-glue-point="0" svg:d="M5100 14400l-1 600">
          <text:p/>
        </draw:connector>
        <draw:custom-shape draw:style-name="gr5" draw:text-style-name="P2" xml:id="id35" draw:id="id35" draw:layer="layout" svg:width="2.299cm" svg:height="1.102cm" svg:x="16.654cm" svg:y="14.3cm">
          <text:p text:style-name="P1"><text:span text:style-name="T1">t &lt; simti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33" draw:id="id33" draw:layer="layout" svg:width="1.401cm" svg:height="0.6cm" svg:x="12.299cm" svg:y="15.222cm">
          <text:p text:style-name="P1"><text:span text:style-name="T1">t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cm" svg:y1="15.822cm" svg:x2="13.006cm" svg:y2="16.525cm" draw:start-shape="id33" draw:start-glue-point="6" draw:end-shape="id34" draw:end-glue-point="0" svg:d="M13000 15822l6 703">
          <text:p/>
        </draw:connector>
        <draw:connector draw:style-name="gr6" draw:text-style-name="P1" draw:layer="layout" draw:type="line" svg:x1="17.804cm" svg:y1="15.402cm" svg:x2="17.811cm" svg:y2="16.003cm" draw:start-shape="id35" draw:start-glue-point="6" draw:end-shape="id36" draw:end-glue-point="4" svg:d="M17804 15402l7 601">
          <text:p/>
        </draw:connector>
        <draw:custom-shape draw:style-name="gr5" draw:text-style-name="P2" xml:id="id37" draw:id="id37" draw:layer="layout" svg:width="3.7cm" svg:height="0.6cm" svg:x="15.955cm" svg:y="20.101cm">
          <text:p text:style-name="P1"><text:span text:style-name="T1">MPI_Info_set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8" draw:id="id38" draw:layer="layout" svg:width="3.7cm" svg:height="0.6cm" svg:x="15.955cm" svg:y="21.502cm">
          <text:p text:style-name="P1"><text:span text:style-name="T1">MPI_File_open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05cm" svg:y1="20.701cm" svg:x2="17.805cm" svg:y2="21.502cm" draw:start-shape="id37" draw:start-glue-point="6" draw:end-shape="id38" draw:end-glue-point="4" svg:d="M17805 20701v801">
          <text:p/>
        </draw:connector>
        <draw:custom-shape draw:style-name="gr5" draw:text-style-name="P2" xml:id="id39" draw:id="id39" draw:layer="layout" svg:width="3.7cm" svg:height="0.6cm" svg:x="15.955cm" svg:y="22.903cm">
          <text:p text:style-name="P1"><text:span text:style-name="T1">MPI_File_set_view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05cm" svg:y1="22.102cm" svg:x2="17.805cm" svg:y2="22.903cm" draw:start-shape="id38" draw:start-glue-point="6" draw:end-shape="id39" svg:d="M17805 22102v801">
          <text:p/>
        </draw:connector>
        <draw:custom-shape draw:style-name="gr5" draw:text-style-name="P2" xml:id="id40" draw:id="id40" draw:layer="layout" svg:width="3.7cm" svg:height="0.6cm" svg:x="15.955cm" svg:y="24.204cm">
          <text:p text:style-name="P1"><text:span text:style-name="T1">MPI_File_write_all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05cm" svg:y1="23.503cm" svg:x2="17.805cm" svg:y2="24.204cm" draw:start-shape="id39" draw:start-glue-point="6" draw:end-shape="id40" draw:end-glue-point="0" svg:d="M17805 23503v701">
          <text:p/>
        </draw:connector>
        <draw:connector draw:style-name="gr6" draw:text-style-name="P1" draw:layer="layout" svg:x1="17.805cm" svg:y1="24.804cm" svg:x2="18.953cm" svg:y2="14.851cm" draw:start-shape="id40" draw:start-glue-point="6" draw:end-shape="id35" draw:end-glue-point="7" svg:d="M17805 24804v502h2352v-10455h-1204">
          <text:p/>
        </draw:connector>
        <draw:connector draw:style-name="gr6" draw:text-style-name="P1" draw:layer="layout" draw:type="line" svg:x1="17.816cm" svg:y1="19.3cm" svg:x2="17.805cm" svg:y2="20.101cm" draw:start-shape="id41" draw:start-glue-point="6" draw:end-shape="id37" draw:end-glue-point="4" svg:d="M17816 19300l-11 801">
          <text:p/>
        </draw:connector>
        <draw:frame draw:style-name="gr7" draw:text-style-name="P3" draw:layer="layout" svg:width="0.925cm" svg:height="0.607cm" svg:x="16.002cm" svg:y="14.302cm">
          <draw:text-box>
            <text:p><text:span text:style-name="T2">No</text:span></text:p>
          </draw:text-box>
        </draw:frame>
        <draw:frame draw:style-name="gr8" draw:text-style-name="P3" draw:layer="layout" svg:width="1.137cm" svg:height="0.607cm" svg:x="17.802cm" svg:y="15.302cm">
          <draw:text-box>
            <text:p><text:span text:style-name="T2">Yes</text:span></text:p>
          </draw:text-box>
        </draw:frame>
        <draw:custom-shape draw:style-name="gr5" draw:text-style-name="P1" xml:id="id42" draw:id="id42" draw:layer="layout" svg:width="1.8cm" svg:height="0.6cm" svg:x="12.1cm" svg:y="13.922cm">
          <text:p text:style-name="P1"><text:span text:style-name="T1">beg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cm" svg:y1="14.522cm" svg:x2="12.999cm" svg:y2="15.222cm" draw:start-shape="id42" draw:start-glue-point="2" draw:end-shape="id33" draw:end-glue-point="0" svg:d="M13000 14522l-1 700">
          <text:p/>
        </draw:connector>
        <draw:custom-shape draw:style-name="gr5" draw:text-style-name="P2" xml:id="id34" draw:id="id34" draw:layer="layout" svg:width="3.7cm" svg:height="0.6cm" svg:x="11.156cm" svg:y="16.525cm">
          <text:p text:style-name="P1"><text:span text:style-name="T1">compute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43" draw:id="id43" draw:layer="layout" svg:width="3.7cm" svg:height="0.6cm" svg:x="11.156cm" svg:y="17.924cm">
          <text:p text:style-name="P1"><text:span text:style-name="T1">MPI_Info_set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4" draw:id="id44" draw:layer="layout" svg:width="3.7cm" svg:height="0.6cm" svg:x="11.156cm" svg:y="19.325cm">
          <text:p text:style-name="P1"><text:span text:style-name="T1">MPI_File_open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06cm" svg:y1="18.524cm" svg:x2="13.006cm" svg:y2="19.325cm" draw:start-shape="id43" draw:start-glue-point="6" draw:end-shape="id44" draw:end-glue-point="4" svg:d="M13006 18524v801">
          <text:p/>
        </draw:connector>
        <draw:custom-shape draw:style-name="gr5" draw:text-style-name="P2" xml:id="id45" draw:id="id45" draw:layer="layout" svg:width="3.7cm" svg:height="0.6cm" svg:x="11.156cm" svg:y="20.726cm">
          <text:p text:style-name="P1"><text:span text:style-name="T1">MPI_File_set_view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06cm" svg:y1="19.925cm" svg:x2="13.006cm" svg:y2="20.726cm" draw:start-shape="id44" draw:start-glue-point="6" draw:end-shape="id45" svg:d="M13006 19925v801">
          <text:p/>
        </draw:connector>
        <draw:custom-shape draw:style-name="gr5" draw:text-style-name="P2" xml:id="id46" draw:id="id46" draw:layer="layout" svg:width="3.7cm" svg:height="0.6cm" svg:x="11.156cm" svg:y="22.127cm">
          <text:p text:style-name="P1"><text:span text:style-name="T1">MPI_File_write_all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06cm" svg:y1="21.326cm" svg:x2="13.006cm" svg:y2="22.127cm" draw:start-shape="id45" draw:start-glue-point="6" draw:end-shape="id46" draw:end-glue-point="0" svg:d="M13006 21326v801">
          <text:p/>
        </draw:connector>
        <draw:g xml:id="id49" draw:id="id49">
          <draw:custom-shape draw:style-name="gr10" draw:text-style-name="P1" draw:layer="layout" svg:width="0.599cm" svg:height="0.601cm" svg:x="12.701cm" svg:y="25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99cm" svg:height="0.601cm" svg:x="12.701cm" svg:y="25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4cm" svg:height="0.4cm" svg:x="12.8cm" svg:y="25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draw:line-skew="-0.129cm -0.555cm 0.001cm" svg:x1="13.006cm" svg:y1="22.727cm" svg:x2="17.804cm" svg:y2="14.3cm" draw:start-shape="id46" draw:start-glue-point="6" draw:end-shape="id35" draw:end-glue-point="4" svg:d="M13006 22727v373h2194v-9300h2604v500">
          <text:p/>
        </draw:connector>
        <draw:connector draw:style-name="gr6" draw:text-style-name="P1" draw:layer="layout" draw:type="line" svg:x1="13.006cm" svg:y1="17.125cm" svg:x2="13.006cm" svg:y2="17.924cm" draw:start-shape="id34" draw:start-glue-point="6" draw:end-shape="id43" draw:end-glue-point="4" svg:d="M13006 17125v799">
          <text:p/>
        </draw:connector>
        <draw:custom-shape draw:style-name="gr5" draw:text-style-name="P2" xml:id="id48" draw:id="id48" draw:layer="layout" svg:width="3.7cm" svg:height="0.6cm" svg:x="11.155cm" svg:y="24.207cm">
          <text:p text:style-name="P1"><text:span text:style-name="T1">MPI_File_close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xml:id="id47" draw:id="id47" draw:layer="layout" draw:line-skew="0.123cm" svg:x1="16.654cm" svg:y1="14.851cm" svg:x2="14.802cm" svg:y2="23.598cm" draw:start-shape="id35" draw:start-glue-point="5" svg:d="M16654 14851h-1054v8747h-798">
          <text:p/>
        </draw:connector>
        <draw:connector draw:style-name="gr6" draw:text-style-name="P1" draw:layer="layout" svg:x1="14.802cm" svg:y1="23.598cm" svg:x2="13.005cm" svg:y2="24.207cm" draw:start-shape="id47" draw:start-glue-point="3" draw:end-shape="id48" draw:end-glue-point="4" svg:d="M14802 23598h-1797v609">
          <text:p/>
        </draw:connector>
        <draw:connector draw:style-name="gr6" draw:text-style-name="P1" draw:layer="layout" draw:type="line" svg:x1="13.005cm" svg:y1="24.807cm" svg:x2="13cm" svg:y2="25.421cm" draw:start-shape="id48" draw:start-glue-point="6" draw:end-shape="id49" draw:end-glue-point="0" svg:d="M13005 24807l-5 614">
          <text:p/>
        </draw:connector>
        <draw:custom-shape draw:style-name="gr5" draw:text-style-name="P2" xml:id="id41" draw:id="id41" draw:layer="layout" svg:width="3.7cm" svg:height="0.6cm" svg:x="15.966cm" svg:y="18.7cm">
          <text:p text:style-name="P1"><text:span text:style-name="T1">MPI_File_close(t-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0" draw:id="id50" draw:layer="layout" svg:width="3.7cm" svg:height="0.6cm" svg:x="15.956cm" svg:y="17.303cm">
          <text:p text:style-name="P1"><text:span text:style-name="T1">compute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6" draw:id="id36" draw:layer="layout" svg:width="1.401cm" svg:height="0.6cm" svg:x="17.11cm" svg:y="16.003cm">
          <text:p text:style-name="P1"><text:span text:style-name="T1">t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11cm" svg:y1="16.603cm" svg:x2="17.806cm" svg:y2="17.303cm" draw:start-shape="id36" draw:start-glue-point="6" draw:end-shape="id50" draw:end-glue-point="4" svg:d="M17811 16603l-5 700">
          <text:p/>
        </draw:connector>
        <draw:connector draw:style-name="gr6" draw:text-style-name="P1" draw:layer="layout" draw:type="line" svg:x1="17.806cm" svg:y1="17.903cm" svg:x2="17.816cm" svg:y2="18.7cm" draw:start-shape="id50" draw:start-glue-point="6" draw:end-shape="id41" draw:end-glue-point="4" svg:d="M17806 17903l10 797">
          <text:p/>
        </draw:connector>
        <draw:g>
          <draw:custom-shape draw:style-name="gr24" draw:text-style-name="P1" draw:layer="layout" svg:width="0.3cm" svg:height="0.3cm" svg:x="19.1cm" svg:y="3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19.4cm" svg:y="3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19.7cm" svg:y="3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20cm" svg:y="3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20.3cm" svg:y="3.2cm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6" draw:layer="layout" svg:width="2.365cm" svg:height="0.531cm" svg:x="18.661cm" svg:y="2.702cm">
          <draw:text-box>
            <text:p><text:span text:style-name="T1">coll_buffer</text:span></text:p>
          </draw:text-box>
        </draw:frame>
        <draw:g>
          <draw:custom-shape draw:style-name="gr26" draw:text-style-name="P1" draw:layer="layout" svg:width="0.3cm" svg:height="0.3cm" svg:x="19.1cm" svg:y="10.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3cm" svg:height="0.3cm" svg:x="19.4cm" svg:y="10.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0.3cm" svg:height="0.3cm" svg:x="19.7cm" svg:y="10.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3cm" svg:height="0.3cm" svg:x="20cm" svg:y="10.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3cm" svg:height="0.3cm" svg:x="20.3cm" svg:y="10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4.5cm" svg:height="0.3cm" svg:x="11.48cm" svg:y="2.1cm">
          <text:p/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2.703cm" svg:height="0.531cm" svg:x="12.362cm" svg:y="1.603cm">
          <draw:text-box>
            <text:p><text:span text:style-name="T1">File Domain n</text:span></text:p>
          </draw:text-box>
        </draw:frame>
        <draw:line draw:style-name="gr18" draw:text-style-name="P1" draw:layer="layout" svg:x1="14.48cm" svg:y1="2.1cm" svg:x2="14.48cm" svg:y2="2.4cm">
          <text:p/>
        </draw:line>
        <draw:g>
          <draw:custom-shape draw:style-name="gr24" draw:text-style-name="P1" draw:layer="layout" svg:width="0.3cm" svg:height="0.3cm" svg:x="11.48cm" svg:y="2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11.78cm" svg:y="2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12.08cm" svg:y="2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12.38cm" svg:y="2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12.68cm" svg:y="2.1cm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6" draw:layer="layout" svg:width="1.549cm" svg:height="0.531cm" svg:x="13cm" svg:y="1.984cm">
          <draw:text-box>
            <text:p><text:span text:style-name="T1">m = 1</text:span></text:p>
          </draw:text-box>
        </draw:frame>
        <draw:frame draw:style-name="gr33" draw:text-style-name="P6" draw:layer="layout" svg:width="1.349cm" svg:height="0.531cm" svg:x="14.564cm" svg:y="1.965cm">
          <draw:text-box>
            <text:p><text:span text:style-name="T1">m = 2</text:span></text:p>
          </draw:text-box>
        </draw:frame>
        <draw:custom-shape draw:style-name="gr34" draw:text-style-name="P2" xml:id="id51" draw:id="id51" draw:layer="layout" svg:width="0.324cm" svg:height="0.3cm" svg:x="8.876cm" svg:y="6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3" draw:id="id53" draw:layer="layout" svg:width="0.324cm" svg:height="0.3cm" svg:x="9.277cm" svg:y="6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54" draw:id="id54" draw:layer="layout" svg:width="0.324cm" svg:height="0.3cm" svg:x="9.678cm" svg:y="6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55" draw:id="id55" draw:layer="layout" svg:width="0.324cm" svg:height="0.3cm" svg:x="10.079cm" svg:y="6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56" draw:id="id56" draw:layer="layout" svg:width="0.324cm" svg:height="0.3cm" svg:x="10.48cm" svg:y="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52" draw:id="id52" draw:layer="layout" svg:width="0.324cm" svg:height="0.3cm" svg:x="9.677cm" svg:y="6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9.038cm" svg:y1="6.375cm" svg:x2="9.677cm" svg:y2="6.766cm" draw:start-shape="id51" draw:start-glue-point="8" draw:end-shape="id52" draw:end-glue-point="6" svg:d="M9038 6375l639 391">
          <text:p/>
        </draw:connector>
        <draw:connector draw:style-name="gr39" draw:text-style-name="P1" draw:layer="layout" draw:type="line" svg:x1="9.439cm" svg:y1="6.376cm" svg:x2="9.724cm" svg:y2="6.66cm" draw:start-shape="id53" draw:start-glue-point="8" draw:end-shape="id52" draw:end-glue-point="5" svg:d="M9439 6376l285 284">
          <text:p/>
        </draw:connector>
        <draw:connector draw:style-name="gr39" draw:text-style-name="P1" draw:layer="layout" draw:type="line" svg:x1="9.84cm" svg:y1="6.377cm" svg:x2="9.839cm" svg:y2="6.616cm" draw:start-shape="id54" draw:start-glue-point="8" draw:end-shape="id52" draw:end-glue-point="4" svg:d="M9840 6377l-1 239">
          <text:p/>
        </draw:connector>
        <draw:connector draw:style-name="gr39" draw:text-style-name="P1" draw:layer="layout" draw:type="line" svg:x1="10.241cm" svg:y1="6.378cm" svg:x2="9.954cm" svg:y2="6.66cm" draw:start-shape="id55" draw:start-glue-point="8" draw:end-shape="id52" draw:end-glue-point="11" svg:d="M10241 6378l-287 282">
          <text:p/>
        </draw:connector>
        <draw:connector draw:style-name="gr39" draw:text-style-name="P1" draw:layer="layout" draw:type="line" svg:x1="10.642cm" svg:y1="6.379cm" svg:x2="10.001cm" svg:y2="6.766cm" draw:start-shape="id56" draw:start-glue-point="8" draw:end-shape="id52" draw:end-glue-point="10" svg:d="M10642 6379l-641 387">
          <text:p/>
        </draw:connector>
        <draw:custom-shape draw:style-name="gr34" draw:text-style-name="P2" xml:id="id58" draw:id="id58" draw:layer="layout" svg:width="0.324cm" svg:height="0.3cm" svg:x="7.178cm" svg:y="6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60" draw:id="id60" draw:layer="layout" svg:width="0.324cm" svg:height="0.3cm" svg:x="7.579cm" svg:y="6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59" draw:id="id59" draw:layer="layout" svg:width="0.324cm" svg:height="0.3cm" svg:x="7.98cm" svg:y="6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57" draw:id="id57" draw:layer="layout" svg:width="0.324cm" svg:height="0.3cm" svg:x="7.578cm" svg:y="5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7.625cm" svg:y1="5.918cm" svg:x2="7.34cm" svg:y2="6.202cm" draw:start-shape="id57" draw:start-glue-point="7" draw:end-shape="id58" draw:end-glue-point="4" svg:d="M7625 5918l-285 284">
          <text:p/>
        </draw:connector>
        <draw:connector draw:style-name="gr39" draw:text-style-name="P1" draw:layer="layout" draw:type="line" svg:x1="7.855cm" svg:y1="5.918cm" svg:x2="8.142cm" svg:y2="6.204cm" draw:start-shape="id57" draw:start-glue-point="9" draw:end-shape="id59" draw:end-glue-point="4" svg:d="M7855 5918l287 286">
          <text:p/>
        </draw:connector>
        <draw:connector draw:style-name="gr39" draw:text-style-name="P1" draw:layer="layout" draw:type="line" svg:x1="7.74cm" svg:y1="5.962cm" svg:x2="7.741cm" svg:y2="6.203cm" draw:start-shape="id57" draw:start-glue-point="8" draw:end-shape="id60" draw:end-glue-point="4" svg:d="M7740 5962l1 241">
          <text:p/>
        </draw:connector>
        <draw:custom-shape draw:style-name="gr34" draw:text-style-name="P2" xml:id="id61" draw:id="id61" draw:layer="layout" svg:width="0.324cm" svg:height="0.3cm" svg:x="16.577cm" svg:y="2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64" draw:id="id64" draw:layer="layout" svg:width="0.324cm" svg:height="0.3cm" svg:x="16.978cm" svg:y="2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66" draw:id="id66" draw:layer="layout" svg:width="0.324cm" svg:height="0.3cm" svg:x="17.379cm" svg:y="2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65" draw:id="id65" draw:layer="layout" svg:width="0.324cm" svg:height="0.3cm" svg:x="17.78cm" svg:y="2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63" draw:id="id63" draw:layer="layout" svg:width="0.324cm" svg:height="0.3cm" svg:x="18.181cm" svg:y="2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62" draw:id="id62" draw:layer="layout" svg:width="0.324cm" svg:height="0.3cm" svg:x="17.378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16.739cm" svg:y1="3.256cm" svg:x2="17.378cm" svg:y2="3.647cm" draw:start-shape="id61" draw:start-glue-point="8" draw:end-shape="id62" draw:end-glue-point="6" svg:d="M16739 3256l639 391">
          <text:p/>
        </draw:connector>
        <draw:connector draw:style-name="gr39" draw:text-style-name="P1" draw:layer="layout" draw:type="line" svg:x1="18.343cm" svg:y1="3.26cm" svg:x2="17.702cm" svg:y2="3.647cm" draw:start-shape="id63" draw:start-glue-point="8" draw:end-shape="id62" draw:end-glue-point="10" svg:d="M18343 3260l-641 387">
          <text:p/>
        </draw:connector>
        <draw:connector draw:style-name="gr39" draw:text-style-name="P1" draw:layer="layout" draw:type="line" svg:x1="17.14cm" svg:y1="3.257cm" svg:x2="17.425cm" svg:y2="3.541cm" draw:start-shape="id64" draw:start-glue-point="8" draw:end-shape="id62" draw:end-glue-point="5" svg:d="M17140 3257l285 284">
          <text:p/>
        </draw:connector>
        <draw:connector draw:style-name="gr39" draw:text-style-name="P1" draw:layer="layout" draw:type="line" svg:x1="17.942cm" svg:y1="3.259cm" svg:x2="17.655cm" svg:y2="3.541cm" draw:start-shape="id65" draw:start-glue-point="8" draw:end-shape="id62" draw:end-glue-point="11" svg:d="M17942 3259l-287 282">
          <text:p/>
        </draw:connector>
        <draw:connector draw:style-name="gr39" draw:text-style-name="P1" draw:layer="layout" draw:type="line" svg:x1="17.541cm" svg:y1="3.258cm" svg:x2="17.54cm" svg:y2="3.497cm" draw:start-shape="id66" draw:start-glue-point="8" draw:end-shape="id62" draw:end-glue-point="4" svg:d="M17541 3258l-1 239">
          <text:p/>
        </draw:connector>
        <draw:custom-shape draw:style-name="gr34" draw:text-style-name="P2" xml:id="id68" draw:id="id68" draw:layer="layout" svg:width="0.324cm" svg:height="0.3cm" svg:x="16.979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69" draw:id="id69" draw:layer="layout" svg:width="0.324cm" svg:height="0.3cm" svg:x="17.781cm" svg:y="4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67" draw:id="id67" draw:layer="layout" svg:width="0.324cm" svg:height="0.3cm" svg:x="17.379cm" svg:y="4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17.426cm" svg:y1="4.419cm" svg:x2="17.141cm" svg:y2="4.703cm" draw:start-shape="id67" draw:start-glue-point="7" draw:end-shape="id68" draw:end-glue-point="4" svg:d="M17426 4419l-285 284">
          <text:p/>
        </draw:connector>
        <draw:connector draw:style-name="gr39" draw:text-style-name="P1" draw:layer="layout" draw:type="line" svg:x1="17.656cm" svg:y1="4.419cm" svg:x2="17.943cm" svg:y2="4.705cm" draw:start-shape="id67" draw:start-glue-point="9" draw:end-shape="id69" draw:end-glue-point="4" svg:d="M17656 4419l287 286">
          <text:p/>
        </draw:connector>
        <draw:frame draw:style-name="gr33" draw:text-style-name="P6" draw:layer="layout" svg:width="1.349cm" svg:height="0.531cm" svg:x="17.964cm" svg:y="1.985cm">
          <draw:text-box>
            <text:p><text:span text:style-name="T1">m = 0</text:span></text:p>
          </draw:text-box>
        </draw:frame>
        <draw:custom-shape draw:style-name="gr40" draw:text-style-name="P1" draw:layer="layout" svg:width="10.8cm" svg:height="9.3cm" svg:x="0.067cm" svg:y="1.33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5T14:34:41.842367023</meta:creation-date>
    <dc:date>2017-05-31T10:14:20</dc:date>
    <meta:editing-duration>P9DT12H47M33S</meta:editing-duration>
    <meta:editing-cycles>62</meta:editing-cycles>
    <meta:generator>OpenOffice/4.1.3$Unix OpenOffice.org_project/413m1$Build-9783</meta:generator>
    <meta:print-date>2015-03-19T11:43:39.636814420</meta:print-date>
    <dc:creator>Giuseppe Congiu</dc:creator>
    <meta:document-statistic meta:object-count="197"/>
  </office:meta>
</office:document-meta>
</file>